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7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office:value-type="string">
            <text:p>Jan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fema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7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17:33:32</dc:date>
    <meta:editing-duration>PT22H12M53S</meta:editing-duration>
    <meta:editing-cycles>57</meta:editing-cycles>
    <meta:generator>OpenOffice.org/3.1$Unix OpenOffice.org_project/310m11$Build-9399</meta:generator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